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t1</mtext>
            <mo stretchy="false">=</mo>
            <mrow>
              <mn>0.693</mn>
              <mrow>
                <mo fence="true" form="prefix" stretchy="false">(</mo>
                <mrow>
                  <mrow>
                    <mtext>R1</mtext>
                    <mo stretchy="false">+</mo>
                    <mtext>R2</mtext>
                  </mrow>
                </mrow>
                <mo fence="true" form="postfix" stretchy="false">)</mo>
              </mrow>
              <mtext>CT</mtext>
            </mrow>
          </mrow>
        </mtd>
      </mtr>
      <mtr>
        <mtd>
          <mrow>
            <mn>4.90</mn>
            <mo stretchy="false">=</mo>
            <mrow>
              <mn>0.693</mn>
              <mrow>
                <mo fence="true" form="prefix" stretchy="false">(</mo>
                <mrow>
                  <mrow>
                    <mrow>
                      <mtext>10k</mtext>
                      <mo stretchy="false">+</mo>
                      <mn>20</mn>
                    </mrow>
                    <mi>k</mi>
                  </mrow>
                </mrow>
                <mo fence="true" form="postfix" stretchy="false">)</mo>
              </mrow>
              <mtext>CT</mtext>
            </mrow>
          </mrow>
        </mtd>
      </mtr>
      <mtr>
        <mtd>
          <mrow>
            <mn>4.90</mn>
            <mo stretchy="false">=</mo>
            <mrow>
              <mn>20,790</mn>
              <mo stretchy="false">∗</mo>
              <mtext>CT</mtext>
            </mrow>
          </mrow>
        </mtd>
      </mtr>
      <mtr>
        <mtd>
          <mrow>
            <mtext>CT</mtext>
            <mo stretchy="false">=</mo>
            <mfrac>
              <mn>4.90</mn>
              <mn>20,790</mn>
            </mfrac>
          </mrow>
        </mtd>
      </mtr>
      <mtr>
        <mtd>
          <mrow>
            <mrow>
              <mtext>CT</mtext>
              <mo stretchy="false">≈</mo>
              <mn>235</mn>
            </mrow>
            <mi mathvariant="italic">uF</mi>
          </mrow>
        </mtd>
      </mtr>
      <mtr>
        <mtd>
          <mrow/>
        </mtd>
      </mtr>
      <mtr>
        <mtd>
          <mrow>
            <mrow>
              <mrow>
                <mrow>
                  <mn>3.25</mn>
                  <mo stretchy="false">=</mo>
                  <mn>0.693</mn>
                </mrow>
                <mrow>
                  <mo fence="true" form="prefix" stretchy="false">(</mo>
                  <mrow>
                    <mtext>20K</mtext>
                  </mrow>
                  <mo fence="true" form="postfix" stretchy="false">)</mo>
                </mrow>
                <mrow>
                  <mn>235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  <mrow/>
            </mrow>
            <mrow/>
          </mrow>
        </mtd>
      </mtr>
    </mtable>
    <annotation encoding="StarMath 5.0">{ "t1" = { 0.693 ( { "R1" + "R2" } ) "CT" } } newline { 4.90 = { 0.693 ( { { "10k" + 20 } k } ) "CT" } } newline { 4.90 = { 20,790 * "CT" } } newline { "CT" = { 4.90 over 20,790 } } newline { { "CT" approx 235 } uF } newline { } newline { { 3.25 = 0.693  ( "20K") { 235 * 10 ^ - 6 }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0:18:15.152000000</meta:creation-date>
    <dc:date>2024-09-23T10:35:58.426000000</dc:date>
    <meta:editing-duration>PT17M42S</meta:editing-duration>
    <meta:editing-cycles>2</meta:editing-cycles>
    <meta:generator>LibreOffice/24.2.4.2$Windows_X86_64 LibreOffice_project/51a6219feb6075d9a4c46691dcfe0cd9c4fff3c2</meta:generator>
  </office:meta>
</office:document-meta>
</file>